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7da647" draw:textarea-horizontal-align="justify" draw:textarea-vertical-align="middle" draw:auto-grow-height="false" fo:min-height="11.528cm" fo:min-width="5.69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94006b" draw:textarea-horizontal-align="justify" draw:textarea-vertical-align="middle" draw:auto-grow-height="false" fo:min-height="11.528cm" fo:min-width="5.6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782cm" fo:min-width="2.421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025cm" fo:min-width="2.04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584cm" fo:min-width="2.73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2.256cm" fo:min-width="4.927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2.383cm" fo:min-width="4.927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147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732cm" fo:min-width="3.91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113cm" fo:min-width="4.927cm" fo:padding-top="0.142cm" fo:padding-bottom="0.142cm" fo:padding-left="0.267cm" fo:padding-right="0.267cm"/>
    </style:style>
    <style:style style:name="P1" style:family="paragraph">
      <loext:graphic-properties draw:fill-color="#7da647"/>
      <style:paragraph-properties fo:text-align="center"/>
    </style:style>
    <style:style style:name="P2" style:family="paragraph">
      <loext:graphic-properties draw:fill-color="#94006b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8cm" svg:height="12.446cm" svg:x="17.621cm" svg:y="2.7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58cm" svg:height="12.446cm" svg:x="17.097cm" svg:y="3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858cm" svg:height="12.446cm" svg:x="4.175cm" svg:y="4.048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58cm" svg:height="12.446cm" svg:x="16.454cm" svg:y="3.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858cm" svg:height="12.446cm" svg:x="15.565cm" svg:y="4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921cm" svg:height="2.032cm" svg:x="4.556cm" svg:y="5.064cm">
          <text:p text:style-name="P3">Keysto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21cm" svg:height="2.032cm" svg:x="7.731cm" svg:y="5.064cm">
          <text:p text:style-name="P3">Glanc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21cm" svg:height="2.032cm" svg:x="4.556cm" svg:y="7.604cm">
          <text:p text:style-name="P3">Nova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921cm" svg:height="2.032cm" svg:x="7.731cm" svg:y="7.604cm">
          <text:p text:style-name="P3">Neutron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4cm" svg:height="2.413cm" svg:x="4.483cm" svg:y="10.592cm">
          <text:p text:style-name="P3">My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3" draw:layer="layout" svg:width="3.429cm" svg:height="2.032cm" svg:x="7.377cm" svg:y="10.779cm">
          <text:p text:style-name="P3">RabbitM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5.461cm" svg:height="2.54cm" svg:x="16.167cm" svg:y="6.226cm">
          <text:p text:style-name="P3">Nova-Compu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5.461cm" svg:height="2.667cm" svg:x="16.267cm" svg:y="9.947cm">
          <text:p text:style-name="P3">Neutron-<text:line-break/>Linuxbridge-Agent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699cm" svg:height="1.397cm" svg:x="5.191cm" svg:y="16.621cm">
          <draw:text-box>
            <text:p>altocumulus01</text:p>
          </draw:text-box>
        </draw:frame>
        <draw:frame draw:style-name="gr9" draw:text-style-name="P4" draw:layer="layout" svg:width="6.35cm" svg:height="1.143cm" svg:x="15.894cm" svg:y="16.675cm">
          <draw:text-box>
            <text:p>altocumulus{02..05}</text:p>
          </draw:text-box>
        </draw:frame>
        <draw:custom-shape draw:style-name="gr10" draw:text-style-name="P3" draw:layer="layout" svg:width="4.445cm" svg:height="1.016cm" svg:x="5.318cm" svg:y="13.319cm">
          <text:p text:style-name="P3">Nova-Compu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5.461cm" svg:height="1.397cm" svg:x="4.737cm" svg:y="14.589cm">
          <text:p text:style-name="P3">Neutron-<text:line-break/>Linuxbridge-Ag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20:26:29.304093555</meta:creation-date>
    <dc:date>2017-05-03T20:38:49.994643953</dc:date>
    <meta:editing-duration>PT2M6S</meta:editing-duration>
    <meta:editing-cycles>1</meta:editing-cycles>
    <meta:document-statistic meta:object-count="17"/>
    <meta:generator>LibreOffice/5.3.2.2$Linux_X86_64 LibreOffice_project/30m0$Build-2</meta:generator>
  </office:meta>
</office:document-meta>
</file>